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draw:marker-start-width="0.23cm" draw:marker-end-width="0.23cm" draw:textarea-horizontal-align="center" draw:textarea-vertical-align="middle" fo:padding-top="1.01cm" fo:padding-bottom="0.01cm" fo:padding-left="0.01cm" fo:padding-right="0.01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1.015cm" fo:padding-bottom="0.015cm" fo:padding-left="0.015cm" fo:padding-right="0.015cm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056cm"/>
    </style:style>
    <style:style style:name="gr8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rect draw:style-name="gr1" draw:text-style-name="P1" draw:layer="layout" svg:width="3.9cm" svg:height="19.5cm" svg:x="2cm" svg:y="1cm">
          <text:p text:style-name="P1">UDP/IP</text:p>
        </draw:rect>
        <draw:rect draw:style-name="gr1" draw:text-style-name="P1" draw:layer="layout" svg:width="4cm" svg:height="19.5cm" svg:x="22cm" svg:y="1cm">
          <text:p text:style-name="P1">Application</text:p>
        </draw:rect>
        <draw:line draw:style-name="gr2" draw:text-style-name="P2" draw:layer="layout" svg:x1="22cm" svg:y1="2.6cm" svg:x2="5.9cm" svg:y2="2.6cm">
          <text:p/>
        </draw:line>
        <draw:line draw:style-name="gr2" draw:text-style-name="P2" draw:layer="layout" svg:x1="22cm" svg:y1="3.7cm" svg:x2="5.9cm" svg:y2="3.7cm">
          <text:p/>
        </draw:line>
        <draw:line draw:style-name="gr2" draw:text-style-name="P2" draw:layer="layout" svg:x1="22cm" svg:y1="4.8cm" svg:x2="5.9cm" svg:y2="4.8cm">
          <text:p/>
        </draw:line>
        <draw:line draw:style-name="gr2" draw:text-style-name="P2" draw:layer="layout" svg:x1="22cm" svg:y1="5.9cm" svg:x2="5.9cm" svg:y2="5.9cm">
          <text:p/>
        </draw:line>
        <draw:line draw:style-name="gr2" draw:text-style-name="P2" draw:layer="layout" svg:x1="22cm" svg:y1="7cm" svg:x2="5.9cm" svg:y2="7cm">
          <text:p/>
        </draw:line>
        <draw:line draw:style-name="gr3" draw:text-style-name="P2" draw:layer="layout" svg:x1="5.9cm" svg:y1="9.1cm" svg:x2="22cm" svg:y2="9.1cm">
          <text:p/>
        </draw:line>
        <draw:line draw:style-name="gr4" draw:text-style-name="P2" draw:layer="layout" svg:x1="22cm" svg:y1="8cm" svg:x2="5.9cm" svg:y2="8cm">
          <text:p/>
        </draw:line>
        <draw:line draw:style-name="gr4" draw:text-style-name="P3" draw:layer="layout" svg:x1="22cm" svg:y1="1.5cm" svg:x2="5.9cm" svg:y2="1.5cm">
          <text:p/>
        </draw:line>
        <draw:line draw:style-name="gr3" draw:text-style-name="P2" draw:layer="layout" svg:x1="5.9cm" svg:y1="11.4cm" svg:x2="22cm" svg:y2="11.4cm">
          <text:p/>
        </draw:line>
        <draw:line draw:style-name="gr3" draw:text-style-name="P2" draw:layer="layout" svg:x1="5.9cm" svg:y1="18cm" svg:x2="22cm" svg:y2="18cm">
          <text:p/>
        </draw:line>
        <draw:line draw:style-name="gr2" draw:text-style-name="P2" draw:layer="layout" svg:x1="5.9cm" svg:y1="12.5cm" svg:x2="22cm" svg:y2="12.5cm">
          <text:p/>
        </draw:line>
        <draw:line draw:style-name="gr2" draw:text-style-name="P2" draw:layer="layout" svg:x1="5.9cm" svg:y1="13.6cm" svg:x2="22cm" svg:y2="13.6cm">
          <text:p/>
        </draw:line>
        <draw:line draw:style-name="gr2" draw:text-style-name="P2" draw:layer="layout" svg:x1="5.9cm" svg:y1="14.7cm" svg:x2="22cm" svg:y2="14.7cm">
          <text:p/>
        </draw:line>
        <draw:line draw:style-name="gr2" draw:text-style-name="P2" draw:layer="layout" svg:x1="5.9cm" svg:y1="15.8cm" svg:x2="22cm" svg:y2="15.8cm">
          <text:p/>
        </draw:line>
        <draw:line draw:style-name="gr2" draw:text-style-name="P2" draw:layer="layout" svg:x1="5.9cm" svg:y1="16.9cm" svg:x2="22cm" svg:y2="16.9cm">
          <text:p/>
        </draw:line>
        <draw:line draw:style-name="gr3" draw:text-style-name="P2" draw:layer="layout" svg:x1="5.9cm" svg:y1="19.1cm" svg:x2="22cm" svg:y2="19.1cm">
          <text:p/>
        </draw:line>
        <draw:line draw:style-name="gr4" draw:text-style-name="P2" draw:layer="layout" svg:x1="22cm" svg:y1="20.2cm" svg:x2="5.9cm" svg:y2="20.2cm">
          <text:p/>
        </draw:line>
        <draw:frame draw:style-name="gr5" draw:text-style-name="P4" draw:layer="layout" svg:width="8.5cm" svg:height="1.556cm" svg:x="9.7cm" svg:y="-0.056cm">
          <draw:text-box>
            <text:p text:style-name="P1"><text:span text:style-name="T1">new_tx</text:span></text:p>
          </draw:text-box>
        </draw:frame>
        <draw:frame draw:style-name="gr5" draw:text-style-name="P4" draw:layer="layout" svg:width="8.5cm" svg:height="1.556cm" svg:x="9.7cm" svg:y="2.044cm">
          <draw:text-box>
            <text:p text:style-name="P1"><text:span text:style-name="T1">destination_address (32 bits)</text:span></text:p>
          </draw:text-box>
        </draw:frame>
        <draw:frame draw:style-name="gr5" draw:text-style-name="P4" draw:layer="layout" svg:width="8.5cm" svg:height="1.556cm" svg:x="9.7cm" svg:y="3.144cm">
          <draw:text-box>
            <text:p text:style-name="P1"><text:span text:style-name="T1">destination_port (16 bits)</text:span></text:p>
          </draw:text-box>
        </draw:frame>
        <draw:frame draw:style-name="gr5" draw:text-style-name="P4" draw:layer="layout" svg:width="8.5cm" svg:height="1.556cm" svg:x="9.7cm" svg:y="4.244cm">
          <draw:text-box>
            <text:p text:style-name="P1"><text:span text:style-name="T1">source_port (16 bits)</text:span></text:p>
          </draw:text-box>
        </draw:frame>
        <draw:frame draw:style-name="gr5" draw:text-style-name="P4" draw:layer="layout" svg:width="8.5cm" svg:height="1.556cm" svg:x="9.7cm" svg:y="5.344cm">
          <draw:text-box>
            <text:p text:style-name="P1"><text:span text:style-name="T1">tx_data (16 bits)</text:span></text:p>
          </draw:text-box>
        </draw:frame>
        <draw:frame draw:style-name="gr6" draw:text-style-name="P4" draw:layer="layout" svg:width="8.5cm" svg:height="1.556cm" svg:x="9.7cm" svg:y="6.444cm">
          <draw:text-box>
            <text:p text:style-name="P1"><text:span text:style-name="T1">tx_data_valid</text:span></text:p>
          </draw:text-box>
        </draw:frame>
        <draw:frame draw:style-name="gr5" draw:text-style-name="P4" draw:layer="layout" svg:width="8.5cm" svg:height="1.556cm" svg:x="9.7cm" svg:y="7.544cm">
          <draw:text-box>
            <text:p text:style-name="P1"><text:span text:style-name="T1">tx_read_enable</text:span></text:p>
          </draw:text-box>
        </draw:frame>
        <draw:frame draw:style-name="gr5" draw:text-style-name="P4" draw:layer="layout" svg:width="8.5cm" svg:height="1.556cm" svg:x="9.7cm" svg:y="9.844cm">
          <draw:text-box>
            <text:p text:style-name="P1"><text:span text:style-name="T1">new_rx</text:span></text:p>
          </draw:text-box>
        </draw:frame>
        <draw:frame draw:style-name="gr5" draw:text-style-name="P4" draw:layer="layout" svg:width="8.5cm" svg:height="1.556cm" svg:x="9.7cm" svg:y="10.844cm">
          <draw:text-box>
            <text:p text:style-name="P1"><text:span text:style-name="T1">rx_length (11 bits; length in </text:span><text:span text:style-name="T2">bytes</text:span><text:span text:style-name="T1">)</text:span></text:p>
          </draw:text-box>
        </draw:frame>
        <draw:frame draw:style-name="gr7" draw:text-style-name="P4" draw:layer="layout" svg:width="8.5cm" svg:height="1.556cm" svg:x="9.7cm" svg:y="11.944cm">
          <draw:text-box>
            <text:p text:style-name="P1"><text:span text:style-name="T1">source_address (32 bits)</text:span></text:p>
          </draw:text-box>
        </draw:frame>
        <draw:frame draw:style-name="gr5" draw:text-style-name="P4" draw:layer="layout" svg:width="8.5cm" svg:height="1.556cm" svg:x="9.7cm" svg:y="13.044cm">
          <draw:text-box>
            <text:p text:style-name="P1"><text:span text:style-name="T1">source_port (16 bits)</text:span></text:p>
          </draw:text-box>
        </draw:frame>
        <draw:frame draw:style-name="gr5" draw:text-style-name="P4" draw:layer="layout" svg:width="8.5cm" svg:height="1.556cm" svg:x="9.7cm" svg:y="14.144cm">
          <draw:text-box>
            <text:p text:style-name="P1"><text:span text:style-name="T1">destination_port (16 bits)</text:span></text:p>
          </draw:text-box>
        </draw:frame>
        <draw:frame draw:style-name="gr5" draw:text-style-name="P4" draw:layer="layout" svg:width="8.5cm" svg:height="1.556cm" svg:x="9.7cm" svg:y="15.244cm">
          <draw:text-box>
            <text:p text:style-name="P1"><text:span text:style-name="T1">rx_data (16 bits)</text:span></text:p>
          </draw:text-box>
        </draw:frame>
        <draw:frame draw:style-name="gr5" draw:text-style-name="P4" draw:layer="layout" svg:width="8.5cm" svg:height="1.556cm" svg:x="9.7cm" svg:y="16.344cm">
          <draw:text-box>
            <text:p text:style-name="P1"><text:span text:style-name="T1">rx_data_valid</text:span></text:p>
          </draw:text-box>
        </draw:frame>
        <draw:frame draw:style-name="gr5" draw:text-style-name="P4" draw:layer="layout" svg:width="8.5cm" svg:height="1.556cm" svg:x="9.7cm" svg:y="17.544cm">
          <draw:text-box>
            <text:p text:style-name="P1"><text:span text:style-name="T1">rx_erroneous</text:span></text:p>
          </draw:text-box>
        </draw:frame>
        <draw:frame draw:style-name="gr5" draw:text-style-name="P4" draw:layer="layout" svg:width="8.5cm" svg:height="1.556cm" svg:x="9.7cm" svg:y="18.644cm">
          <draw:text-box>
            <text:p text:style-name="P1"><text:span text:style-name="T1">rx_read_enable</text:span></text:p>
          </draw:text-box>
        </draw:frame>
        <draw:frame draw:style-name="gr5" draw:text-style-name="P4" draw:layer="layout" svg:width="8.5cm" svg:height="1.556cm" svg:x="9.7cm" svg:y="0.944cm">
          <draw:text-box>
            <text:p text:style-name="P1"><text:span text:style-name="T1">tx_length (11 bits; length in </text:span><text:span text:style-name="T2">bytes</text:span><text:span text:style-name="T1">)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bottom" draw:fit-to-size="false" draw:fit-to-contour="false" fo:padding-top="1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1T11:44:45</meta:creation-date>
    <dc:creator>Jussi Nieminen</dc:creator>
    <dc:date>2009-10-22T10:37:15</dc:date>
    <meta:editing-cycles>8</meta:editing-cycles>
    <meta:editing-duration>PT1H41M2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